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language="zxx" fo:country="none" fo:font-weight="bold" officeooo:rsid="0010d6a2" officeooo:paragraph-rsid="0010d6a2" style:language-asian="zxx" style:country-asian="none" style:font-weight-asian="bold" style:language-complex="zxx" style:country-complex="none" style:font-weight-complex="bold"/>
    </style:style>
    <style:style style:name="P2" style:family="paragraph" style:parent-style-name="Standard">
      <style:paragraph-properties fo:text-align="justify" style:justify-single-word="false"/>
      <style:text-properties fo:language="zxx" fo:country="none" fo:font-weight="bold" officeooo:rsid="0010d6a2" officeooo:paragraph-rsid="0010d6a2" style:language-asian="zxx" style:country-asian="none" style:font-weight-asian="bold" style:language-complex="zxx" style:country-complex="none" style:font-weight-complex="bold"/>
    </style:style>
    <style:style style:name="P3" style:family="paragraph" style:parent-style-name="Standard">
      <style:paragraph-properties fo:text-align="justify" style:justify-single-word="false"/>
      <style:text-properties fo:language="zxx" fo:country="none" fo:font-weight="normal" officeooo:rsid="0010d6a2" officeooo:paragraph-rsid="0010d6a2" style:language-asian="zxx" style:country-asian="none" style:font-weight-asian="normal" style:language-complex="zxx" style:country-complex="none" style:font-weight-complex="normal"/>
    </style:style>
    <style:style style:name="P4" style:family="paragraph" style:parent-style-name="Standard">
      <style:paragraph-properties fo:text-align="justify" style:justify-single-word="false"/>
      <style:text-properties fo:language="zxx" fo:country="none" fo:font-weight="normal" officeooo:rsid="0012b054" officeooo:paragraph-rsid="0012b054" style:language-asian="zxx" style:country-asian="none" style:font-weight-asian="normal"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fo:font-weight="bold" officeooo:rsid="0012b054" style:font-weight-asian="bold" style:font-weight-complex="bold"/>
    </style:style>
    <style:style style:name="T3" style:family="text">
      <style:text-properties officeooo:rsid="0012b0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Box Model #2</text:p>
      <text:p text:style-name="P1"/>
      <text:p text:style-name="P3">Como ya vimos todo lo que hay en CSS tiene una caja alrededor de el, por lo tanto entender estas cajas es clave para ser capaces de crear diseños mas complejos con CSS.</text:p>
      <text:p text:style-name="P3"/>
      <text:p text:style-name="P2">Cajas en bloque y en linea (block and inline boxes) </text:p>
      <text:p text:style-name="P2"/>
      <text:p text:style-name="P3">En CSS tenemos dos tipos de cajas, <text:span text:style-name="T1">block boxes </text:span>e <text:span text:style-name="T1">inline boxes</text:span>. Este tipo determina como se comporta la caja en relacion a otras cajas y flujo de pagina. Las cajas tienen un <text:span text:style-name="T1">inner display type </text:span>y un <text:span text:style-name="T1">outer display type</text:span>.</text:p>
      <text:p text:style-name="P3"/>
      <text:p text:style-name="P2">Outer display type</text:p>
      <text:p text:style-name="P2"/>
      <text:p text:style-name="P3">Si una caja es un<text:span text:style-name="T1"> </text:span><text:span text:style-name="T2">block</text:span><text:span text:style-name="T1"> </text:span>de tipo outer display entonces:</text:p>
      <text:p text:style-name="P3"/>
      <text:p text:style-name="P3">- La caja se dividirá en una nueva linea.</text:p>
      <text:p text:style-name="P3">- Las propiedades width y height son respetadas.</text:p>
      <text:p text:style-name="P3">- Padding, margin y border va a causar a otros elementos a ser empujados afuera de la caja.</text:p>
      <text:p text:style-name="P3">- <text:span text:style-name="T3">La caja se va a extender para llenar el espacio disponible en su contenedor. En la mayoría de los casos, la caja va a hacerse mas ancha que su contenedor, llenando el 100% de su espacio disponible.</text:span></text:p>
      <text:p text:style-name="P3"/>
      <text:p text:style-name="P4">Algunos elementos HTML tales como &lt;h1&gt; y &lt;p&gt;, usan <text:span text:style-name="T1">block </text:span>como su outer display type por defecto.</text:p>
      <text:p text:style-name="P4"/>
      <text:p text:style-name="P4">Si una caja es <text:span text:style-name="T1">inline </text:span>de tipo outer display entonces:</text:p>
      <text:p text:style-name="P4"/>
      <text:p text:style-name="P4">- La caja no se divide en nueva linea.</text:p>
      <text:p text:style-name="P4">- Las propiedades width y height no aplican.</text:p>
      <text:p text:style-name="P4">- Vertical padding, margin y borders van a aplicar pero no van a generar que otras cajas inline se muevan afuera de la caja.</text:p>
      <text:p text:style-name="P4">- Horizontal padding, margin y borders van a aplicar y causaran otras cajas inline se muevan afuera de la caja.</text:p>
      <text:p text:style-name="P4"/>
      <text:p text:style-name="P4">Algunos elementos HTMl como &lt;a&gt;, &lt;span&gt;, &lt;em&gt; y &lt;strong&gt; usan <text:span text:style-name="T1">inline </text:span>como su outer display type por defec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5T10:48:40.348993619</meta:creation-date>
    <dc:date>2022-07-25T11:10:11.469840076</dc:date>
    <meta:editing-duration>PT8M15S</meta:editing-duration>
    <meta:editing-cycles>1</meta:editing-cycles>
    <meta:document-statistic meta:table-count="0" meta:image-count="0" meta:object-count="0" meta:page-count="1" meta:paragraph-count="17" meta:word-count="281" meta:character-count="1478" meta:non-whitespace-character-count="1213"/>
    <meta:generator>LibreOffice/6.4.7.2$Linux_X86_64 LibreOffice_project/40$Build-2</meta:generator>
  </office:meta>
</office:document-meta>
</file>